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200000302D4E6D985B6276BF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fo:min-height="0cm" fo:min-width="0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vertical-align="top" fo:min-height="0cm" fo:min-width="0cm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18cm" svg:stroke-color="#000000" draw:stroke-linejoin="miter" draw:fill="solid" draw:fill-color="#ffffff" draw:textarea-vertical-align="top" fo:min-height="0cm" fo:min-width="0cm" fo:padding-top="0.127cm" fo:padding-bottom="0.127cm" fo:padding-left="0.254cm" fo:padding-right="0.254cm"/>
    </style:style>
    <style:style style:name="gr5" style:family="graphic" style:parent-style-name="standard">
      <style:graphic-properties draw:stroke="solid" svg:stroke-width="0.212cm" svg:stroke-color="#5b9bd5" draw:marker-end="msArrowEnd_20_5" draw:marker-end-width="0.637cm" draw:marker-end-center="false" draw:stroke-linejoin="miter" draw:fill="none" draw:textarea-vertical-align="top" fo:min-height="0cm" fo:min-width="0cm" fo:padding-top="0.106cm" fo:padding-bottom="0.106cm" fo:padding-left="0.106cm" fo:padding-right="0.106cm"/>
    </style:style>
    <style:style style:name="gr6" style:family="graphic" style:parent-style-name="standard">
      <style:graphic-properties draw:stroke="solid" svg:stroke-width="0.018cm" svg:stroke-color="#5b9bd5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fo:min-height="0cm" fo:min-width="0cm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cm" draw:fill="solid" draw:fill-color="#ffffff" draw:textarea-vertical-align="top" fo:min-height="0cm" fo:min-width="0cm" fo:padding-top="0.127cm" fo:padding-bottom="0.127cm" fo:padding-left="0.254cm" fo:padding-right="0.254cm"/>
    </style:style>
    <style:style style:name="P1" style:family="paragraph">
      <loext:graphic-properties draw:fill="none"/>
      <style:text-properties fo:font-size="15pt"/>
    </style:style>
    <style:style style:name="P2" style:family="paragraph">
      <loext:graphic-properties draw:fill="none"/>
      <style:paragraph-properties fo:text-align="center"/>
      <style:text-properties fo:font-size="15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="solid" draw:fill-color="#ffffff"/>
      <style:text-properties style:font-name="Times New Roman" fo:font-size="16pt" style:font-size-asian="16pt" style:font-size-complex="16pt"/>
    </style:style>
    <style:style style:name="T1" style:family="text">
      <style:text-properties style:font-name="Times New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43cm" svg:height="11.722cm" svg:x="0.902cm" svg:y="0.254cm">
          <text:p/>
          <draw:enhanced-geometry draw:type="mso-spt75"/>
        </draw:custom-shape>
        <draw:g>
          <draw:frame draw:name="Picture 68" draw:style-name="gr2" draw:text-style-name="P2" draw:layer="layout" svg:width="12.576cm" svg:height="8.893cm" svg:x="0.889cm" svg:y="1.336cm">
            <draw:image xlink:href="Pictures/100000000000044200000302D4E6D985B6276BFF.jpg" xlink:type="simple" xlink:show="embed" xlink:actuate="onLoad">
              <text:p/>
            </draw:image>
          </draw:frame>
          <draw:custom-shape draw:name="Straight Arrow Connector 56" draw:style-name="gr3" draw:text-style-name="P1" draw:layer="layout" svg:width="2.144cm" svg:height="0.98cm" svg:x="9.747cm" svg:y="3.399cm">
            <text:p/>
            <draw:enhanced-geometry draw:mirror-horizontal="true" svg:viewBox="0 0 21600 21600" draw:type="mso-spt32" draw:enhanced-path="M 0 0 L 21600 21600 N"/>
          </draw:custom-shape>
          <draw:custom-shape draw:name="Text Box 3" draw:style-name="gr4" draw:text-style-name="P4" draw:layer="layout" svg:width="3.287cm" svg:height="1.493cm" svg:x="11.37cm" svg:y="2.713cm">
            <text:p text:style-name="P3"><text:span text:style-name="T1">Front spring</text:span></text:p>
            <text:p text:style-name="P3"><text:span text:style-name="T1">goes here</text:span></text:p>
            <draw:enhanced-geometry svg:viewBox="0 0 21600 21600" draw:type="mso-spt202" draw:enhanced-path="M 0 0 L 21600 0 21600 21600 0 21600 0 0 Z N"/>
          </draw:custom-shape>
          <draw:custom-shape draw:name="Straight Arrow Connector 58" draw:style-name="gr3" draw:text-style-name="P1" draw:layer="layout" svg:width="1.324cm" svg:height="0.959cm" svg:x="10.808cm" svg:y="5.622cm">
            <text:p/>
            <draw:enhanced-geometry draw:mirror-horizontal="true" svg:viewBox="0 0 21600 21600" draw:type="mso-spt32" draw:enhanced-path="M 0 0 L 21600 21600 N"/>
          </draw:custom-shape>
          <draw:custom-shape draw:name="Text Box 10" draw:style-name="gr4" draw:text-style-name="P4" draw:layer="layout" svg:width="3.033cm" svg:height="0.874cm" svg:x="11.614cm" svg:y="4.934cm">
            <text:p text:style-name="P3"><text:span text:style-name="T1">Front </text:span><text:span text:style-name="T1">forks</text:span></text:p>
            <draw:enhanced-geometry svg:viewBox="0 0 21600 21600" draw:type="mso-spt202" draw:enhanced-path="M 0 0 L 21600 0 21600 21600 0 21600 0 0 Z N"/>
          </draw:custom-shape>
          <draw:custom-shape draw:name="Straight Arrow Connector 60" draw:style-name="gr3" draw:text-style-name="P1" draw:layer="layout" svg:width="1.639cm" svg:height="0.959cm" svg:x="10.483cm" svg:y="5.622cm">
            <text:p/>
            <draw:enhanced-geometry draw:mirror-horizontal="true" svg:viewBox="0 0 21600 21600" draw:type="mso-spt32" draw:enhanced-path="M 0 0 L 21600 21600 N"/>
          </draw:custom-shape>
          <draw:custom-shape draw:name="Text Box 4" draw:style-name="gr4" draw:text-style-name="P4" draw:layer="layout" svg:width="3.033cm" svg:height="1.493cm" svg:x="0.127cm" svg:y="0.989cm">
            <text:p text:style-name="P3"><text:span text:style-name="T1">Seat spring</text:span></text:p>
            <text:p text:style-name="P3"><text:span text:style-name="T1">goes here</text:span></text:p>
            <draw:enhanced-geometry svg:viewBox="0 0 21600 21600" draw:type="mso-spt202" draw:enhanced-path="M 0 0 L 21600 0 21600 21600 0 21600 0 0 Z N"/>
          </draw:custom-shape>
          <draw:custom-shape draw:name="Straight Arrow Connector 62" draw:style-name="gr3" draw:text-style-name="P1" draw:layer="layout" svg:width="3.894cm" svg:height="1.581cm" svg:x="1.651cm" svg:y="2.482cm">
            <text:p/>
            <draw:enhanced-geometry svg:viewBox="0 0 21600 21600" draw:type="mso-spt32" draw:enhanced-path="M 0 0 L 21600 21600 N"/>
          </draw:custom-shape>
          <draw:custom-shape draw:name="Straight Arrow Connector 63" draw:style-name="gr5" draw:text-style-name="P1" draw:layer="layout" svg:width="0.001cm" svg:height="1.879cm" svg:x="5.146cm" svg:y="0.835cm">
            <text:p/>
            <draw:enhanced-geometry svg:viewBox="0 0 21600 21600" draw:type="mso-spt32" draw:enhanced-path="M 0 0 L 21600 21600 N"/>
          </draw:custom-shape>
          <draw:custom-shape draw:name="Text Box 8" draw:style-name="gr4" draw:text-style-name="P4" draw:layer="layout" svg:width="2.191cm" svg:height="0.874cm" svg:x="3.912cm" svg:y="0.118cm">
            <text:p text:style-name="P3"><text:span text:style-name="T1">5000 N</text:span></text:p>
            <draw:enhanced-geometry svg:viewBox="0 0 21600 21600" draw:type="mso-spt202" draw:enhanced-path="M 0 0 L 21600 0 21600 21600 0 21600 0 0 Z N"/>
          </draw:custom-shape>
          <draw:custom-shape draw:name="Straight Arrow Connector 65" draw:style-name="gr3" draw:text-style-name="P1" draw:layer="layout" svg:width="1.782cm" svg:height="0.682cm" svg:x="1.991cm" svg:y="6.765cm">
            <text:p/>
            <draw:enhanced-geometry draw:mirror-vertical="true" svg:viewBox="0 0 21600 21600" draw:type="mso-spt32" draw:enhanced-path="M 0 0 L 21600 21600 N"/>
          </draw:custom-shape>
          <draw:custom-shape draw:name="Text Box 13" draw:style-name="gr4" draw:text-style-name="P4" draw:layer="layout" svg:width="2.872cm" svg:height="0.874cm" svg:x="0.345cm" svg:y="7.435cm">
            <text:p text:style-name="P3"><text:span text:style-name="T1">Rear forks</text:span></text:p>
            <draw:enhanced-geometry svg:viewBox="0 0 21600 21600" draw:type="mso-spt202" draw:enhanced-path="M 0 0 L 21600 0 21600 21600 0 21600 0 0 Z N"/>
          </draw:custom-shape>
          <draw:custom-shape draw:name="Straight Arrow Connector 67" draw:style-name="gr3" draw:text-style-name="P1" draw:layer="layout" svg:width="1.782cm" svg:height="1.026cm" svg:x="1.991cm" svg:y="6.417cm">
            <text:p/>
            <draw:enhanced-geometry draw:mirror-vertical="true" svg:viewBox="0 0 21600 21600" draw:type="mso-spt32" draw:enhanced-path="M 0 0 L 21600 21600 N"/>
          </draw:custom-shape>
          <draw:custom-shape draw:name="Straight Arrow Connector 69" draw:style-name="gr6" draw:text-style-name="P1" draw:layer="layout" svg:width="7.674cm" svg:height="0.001cm" svg:x="3.402cm" svg:y="10.495cm">
            <text:p/>
            <draw:enhanced-geometry svg:viewBox="0 0 21600 21600" draw:mirror-vertical="false" draw:mirror-horizontal="false" draw:type="mso-spt32" draw:enhanced-path="M 0 0 L 21600 21600 N"/>
          </draw:custom-shape>
          <draw:custom-shape draw:name="Text Box 8" draw:style-name="gr7" draw:text-style-name="P4" draw:layer="layout" svg:width="2.656cm" svg:height="0.874cm" svg:x="5.524cm" svg:y="10.148cm">
            <text:p text:style-name="P3"><text:span text:style-name="T1">1200 mm</text:span></text:p>
            <draw:enhanced-geometry svg:viewBox="0 0 21600 21600" draw:type="mso-spt202" draw:enhanced-path="M 0 0 L 21600 0 21600 21600 0 21600 0 0 Z N"/>
          </draw:custom-shape>
          <draw:custom-shape draw:name="Straight Arrow Connector 71" draw:style-name="gr6" draw:text-style-name="P1" draw:layer="layout" svg:width="5.929cm" svg:height="0.001cm" svg:x="5.146cm" svg:y="1.182cm">
            <text:p/>
            <draw:enhanced-geometry svg:viewBox="0 0 21600 21600" draw:type="mso-spt32" draw:enhanced-path="M 0 0 L 21600 21600 N"/>
          </draw:custom-shape>
          <draw:custom-shape draw:name="Text Box 8" draw:style-name="gr7" draw:text-style-name="P4" draw:layer="layout" svg:width="2.656cm" svg:height="0.874cm" svg:x="6.985cm" svg:y="0.719cm">
            <text:p text:style-name="P3"><text:span text:style-name="T1">1000 mm</text:span></text:p>
            <draw:enhanced-geometry svg:viewBox="0 0 21600 21600" draw:type="mso-spt202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986cm" fo:page-height="11.1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21:09.439802006</meta:creation-date>
    <dc:date>2017-02-28T17:07:35.114522061</dc:date>
    <meta:editing-duration>PT5M49S</meta:editing-duration>
    <meta:editing-cycles>2</meta:editing-cycles>
    <meta:generator>LibreOffice/5.3.0.3$Linux_X86_64 LibreOffice_project/30m0$Build-3</meta:generator>
    <meta:document-statistic meta:object-count="19"/>
  </office:meta>
</office:document-meta>
</file>